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102cm" draw:fill="none" draw:textarea-horizontal-align="center" draw:textarea-vertical-align="middl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2" draw:id="id2" draw:layer="layout" svg:width="1.717cm" svg:height="2.579cm" svg:x="4.443cm" svg:y="0.396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2.322cm" svg:y="-4.996cm"/>
          <draw:glue-point draw:id="5" svg:x="-2.743cm" svg:y="-3.532cm"/>
          <draw:glue-point draw:id="6" svg:x="2.201cm" svg:y="2.124cm"/>
          <draw:glue-point draw:id="7" svg:x="-2.609cm" svg:y="-4.331cm"/>
        </draw:frame>
        <draw:frame draw:style-name="gr2" draw:text-style-name="P2" xml:id="id1" draw:id="id1" draw:layer="layout" svg:width="3.377cm" svg:height="1.353cm" svg:x="0.478cm" svg:y="1.666cm">
          <draw:text-box>
            <text:p text:style-name="P1"><text:span text:style-name="T1">آخری حاصل </text:span><text:span text:style-name="T1">1</text:span><text:span text:style-name="T1"> کو اکائی</text:span></text:p>
            <text:p text:style-name="P1"><text:span text:style-name="T1"><text:s/></text:span><text:span text:style-name="T1">کے ساتھ جمع کریں</text:span></text:p>
          </draw:text-box>
        </draw:frame>
        <draw:connector draw:style-name="gr3" draw:text-style-name="P3" draw:layer="layout" draw:type="curve" draw:line-skew="0.79cm" svg:x1="2.166cm" svg:y1="1.666cm" svg:x2="4.854cm" svg:y2="0.569cm" draw:start-shape="id1" draw:end-shape="id2" draw:end-glue-point="7" svg:d="m2166 1666c0-1470 2688-922 2688-1097">
          <text:p/>
        </draw:connector>
        <draw:frame draw:style-name="gr1" draw:layer="layout" svg:width="1.63cm" svg:height="1.495cm" svg:x="6.721cm" svg:y="0.856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-2.322cm" svg:y="-4.996cm"/>
        </draw:frame>
        <draw:connector draw:style-name="gr3" draw:text-style-name="P3" draw:layer="layout" draw:type="curve" draw:line-skew="-1.725cm" svg:x1="3.855cm" svg:y1="2.342cm" svg:x2="5.678cm" svg:y2="2.232cm" draw:start-shape="id1" draw:start-glue-point="1" draw:end-shape="id2" draw:end-glue-point="6" svg:d="m3855 2342c1620 0 709-110 1823-110">
          <text:p/>
        </draw:connector>
        <draw:custom-shape draw:style-name="gr4" draw:text-style-name="P3" xml:id="id3" draw:id="id3" draw:layer="layout" svg:width="0.387cm" svg:height="0.504cm" svg:x="4.698cm" svg:y="1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draw:line-skew="-1.492cm" svg:x1="5.029cm" svg:y1="1.876cm" svg:x2="5.678cm" svg:y2="2.232cm" draw:start-shape="id3" draw:start-glue-point="9" draw:end-shape="id2" draw:end-glue-point="6" svg:d="m5029 1876c208 0-116 356 649 3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11-13T08:06:08</dc:date>
    <dc:creator>kkk </dc:creator>
    <meta:editing-duration>PT8H51M33S</meta:editing-duration>
    <meta:editing-cycles>22</meta:editing-cycles>
    <meta:generator>LibreOffice/3.3$Linux LibreOffice_project/330m19$Build-401</meta:generator>
    <meta:document-statistic meta:object-count="7"/>
  </office:meta>
</office:document-meta>
</file>

<file path=Object 1/content.xml><?xml version="1.0" encoding="utf-8"?>
<math xmlns="http://www.w3.org/1998/Math/MathML">
  <semantics>
    <mrow>
      <mfrac>
        <mtable>
          <mtr>
            <mtd>
              <mrow>
                <mfrac>
                  <mrow>
                    <mtable>
                      <mtr>
                        <mtd>
                          <mrow>
                            <mphantom>
                              <mstyle>
                                <mrow>
                                  <mrow>
                                    <mn>1</mn>
                                  </mrow>
                                </mrow>
                              </mstyle>
                            </mphantom>
                            <msup>
                              <mrow/>
                              <mrow>
                                <mn>1</mn>
                              </mrow>
                            </msup>
                            <mn>7852</mn>
                          </mrow>
                        </mtd>
                      </mtr>
                      <mtr>
                        <mtd>
                          <mrow>
                            <mrow>
                              <mphantom>
                                <mstyle>
                                  <mrow>
                                    <mrow>
                                      <mi>'</mi>
                                    </mrow>
                                  </mrow>
                                </mstyle>
                              </mphantom>
                              <mo stretchy="false">+</mo>
                              <mn>9025</mn>
                            </mrow>
                          </mrow>
                        </mtd>
                      </mtr>
                    </mtable>
                  </mrow>
                  <mrow>
                    <mphantom>
                      <mstyle>
                        <mrow>
                          <mrow>
                            <mi>'</mi>
                          </mrow>
                        </mrow>
                      </mstyle>
                    </mphantom>
                    <mn>16877</mn>
                  </mrow>
                </mfrac>
              </mrow>
            </mtd>
          </mtr>
          <mtr>
            <mtd>
              <mrow>
                <mphantom>
                  <mstyle>
                    <mrow>
                      <mrow>
                        <mi mathvariant="italic">xxxxx</mi>
                      </mrow>
                    </mrow>
                  </mstyle>
                </mphantom>
                <mn>1</mn>
              </mrow>
            </mtd>
          </mtr>
        </mtable>
        <mrow>
          <mphantom>
            <mstyle>
              <mrow>
                <mrow>
                  <mi mathvariant="italic">xx</mi>
                </mrow>
              </mrow>
            </mstyle>
          </mphantom>
          <mn>6878</mn>
        </mrow>
      </mfrac>
    </mrow>
    <annotation encoding="StarMath 5.0">stack{{stack {phantom{1} {}^{1}7852 # phantom{'}+9025}} over {phantom{'} 16877} #phantom{xxxxx}1} over {phantom{xx} 6878}</annotation>
  </semantics>
</math>
</file>

<file path=Object 2/content.xml><?xml version="1.0" encoding="utf-8"?>
<math xmlns="http://www.w3.org/1998/Math/MathML">
  <semantics>
    <mrow>
      <mfrac>
        <mrow>
          <mtable>
            <mtr>
              <mtd>
                <mrow>
                  <mphantom>
                    <mstyle>
                      <mrow>
                        <mrow>
                          <mn>1</mn>
                        </mrow>
                      </mrow>
                    </mstyle>
                  </mphantom>
                  <mn>9999</mn>
                </mrow>
              </mtd>
            </mtr>
            <mtr>
              <mtd>
                <mrow>
                  <mrow>
                    <mo stretchy="false">−</mo>
                    <mn>0974</mn>
                  </mrow>
                </mrow>
              </mtd>
            </mtr>
          </mtable>
        </mrow>
        <mrow>
          <mphantom>
            <mstyle>
              <mrow>
                <mrow>
                  <mn>00</mn>
                </mrow>
              </mrow>
            </mstyle>
          </mphantom>
          <mn>9025</mn>
        </mrow>
      </mfrac>
    </mrow>
    <annotation encoding="StarMath 5.0">{stack {phantom{1} 9999 #  -0974}} over {phantom{00} 9025}</annotation>
  </semantics>
</math>
</file>